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200000072BBB9F6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Standard">
      <style:text-properties fo:font-size="13pt" style:font-size-asian="13pt" style:font-size-complex="13pt"/>
    </style:style>
    <style:style style:name="P16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4"><text:span text:style-name="T5">Fecha de Envio: </text:span><text:span text:style-name="T4">{object_date_delivery_planed}</text:span></text:p>
      <text:p text:style-name="P10"/>
      <text:p text:style-name="P11">RECIBI CONFORME</text:p>
      <text:p text:style-name="P10"/>
      <text:p text:style-name="P12">CLIENTE: {company_name}</text:p>
      <text:p text:style-name="P13">CANT. TOTAL DE CAJAS: {object_options_tot_cajas}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{object_options_linea_gen_1}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{object_options_can_av_prov1}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{object_options_linea_gen_2}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{object_options_can_av_prov2}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{object_options_linea_gen_3}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{object_options_can_av_prov3}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{object_options_linea_gen_4}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{object_options_can_av_prov4}</text:p>
          </table:table-cell>
        </table:table-row>
      </table:table>
      <text:p text:style-name="P16"/>
      <text:p text:style-name="P15"><text:span text:style-name="T1">Entrega: </text:span><text:span text:style-name="T6">{object_options_noombre_trans}</text:span></text:p>
      <text:p text:style-name="P5"><text:span text:style-name="T1">Destino: </text:span><text:span text:style-name="T3">{object_options_dest}</text:span></text:p>
      <text:p text:style-name="P5"/>
      <text:p text:style-name="P5">Recojo: <text:span text:style-name="T3">{object_options_consig1}</text:span></text:p>
      <text:p text:style-name="P5">Recojo: <text:span text:style-name="T3">{object_options_consig2}</text:span></text:p>
      <text:p text:style-name="P7"/>
      <text:p text:style-name="P7">Persona que recoje:</text:p>
      <text:p text:style-name="P8">NOMBRE:_______________________________________</text:p>
      <text:p text:style-name="P8"/>
      <text:p text:style-name="P8">DNI<text:tab/> <text:s text:c="6"/>:_______________TELEFONO:_____________</text:p>
      <text:p text:style-name="P8"/>
      <text:p text:style-name="P6"><text:span text:style-name="T1">RECEPCION CONFORME: </text:span><text:span text:style-name="T3">________________________</text:span></text:p>
      <text:p text:style-name="P9"><text:tab/><text:tab/><text:tab/><text:tab/><text:tab/>FIRMA</text:p>
      <text:p text:style-name="P9"/>
      <text:p text:style-name="P5"><text:span text:style-name="T2">OBSERVACIONES: __________________________</text:span><text:span text:style-name="T3">________________________________________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0.116cm" svg:y="0.097cm" svg:width="3.623cm" svg:height="1.109cm" draw:z-index="0"><draw:image xlink:href="Pictures/10000201000001A200000072BBB9F6C9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9T17:00:15.1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